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epSpeechIvanPolyglotKen" table:style-name="ta1">
        <table:shapes>
          <draw:frame draw:z-index="0" draw:style-name="gr1" draw:text-style-name="P1" svg:width="23.715cm" svg:height="13.339cm" svg:x="0.401cm" svg:y="8.723cm">
            <draw:object draw:notify-on-update-of-ranges="DeepSpeechIvanPolyglotKen.A1:DeepSpeechIvanPolyglotKen.A1 DeepSpeechIvanPolyglotKen.A2:DeepSpeechIvanPolyglotKen.A18 DeepSpeechIvanPolyglotKen.B1:DeepSpeechIvanPolyglotKen.B1 DeepSpeechIvanPolyglotKen.B2:DeepSpeechIvanPolyglotKen.B18 DeepSpeechIvanPolyglotKen.C1:DeepSpeechIvanPolyglotKen.C1 DeepSpeechIvanPolyglotKen.C2:DeepSpeechIvanPolyglotKen.C18 DeepSpeechIvanPolyglotKen.D1:DeepSpeechIvanPolyglotKen.D1 DeepSpeechIvanPolyglotKen.D2:DeepSpeechIvanPolyglotKen.D18 DeepSpeechIvanPolyglotKen.E1:DeepSpeechIvanPolyglotKen.E1 DeepSpeechIvanPolyglotKen.E2:DeepSpeechIvanPolyglotKen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76cm" svg:height="11.697cm" svg:x="24.741cm" svg:y="10.328cm">
            <draw:object draw:notify-on-update-of-ranges="DeepSpeechIvanPolyglotKen.A1:DeepSpeechIvanPolyglotKen.A1 DeepSpeechIvanPolyglotKen.A2:DeepSpeechIvanPolyglotKen.A18 DeepSpeechIvanPolyglotKen.D1:DeepSpeechIvanPolyglotKen.D1 DeepSpeechIvanPolyglotKen.D2:DeepSpeechIvanPolyglotKen.D18 DeepSpeechIvanPolyglotKen.G1:DeepSpeechIvanPolyglotKen.G1 DeepSpeechIvanPolyglotKen.G2:DeepSpeechIvanPolyglotKen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62cm" svg:height="10.047cm" svg:x="26.187cm" svg:y="0cm">
            <draw:object draw:notify-on-update-of-ranges="DeepSpeechIvanPolyglotKen.A1:DeepSpeechIvanPolyglotKen.A1 DeepSpeechIvanPolyglotKen.A2:DeepSpeechIvanPolyglotKen.A18 DeepSpeechIvanPolyglotKen.E1:DeepSpeechIvanPolyglotKen.E1 DeepSpeechIvanPolyglotKen.E2:DeepSpeechIvanPolyglotKen.E18 DeepSpeechIvanPolyglotKen.F1:DeepSpeechIvanPolyglotKen.F1 DeepSpeechIvanPolyglotKen.F2:DeepSpeechIvanPolyglotKen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Mejor Alfa</text:p>
          </table:table-cell>
          <table:table-cell office:value-type="string" calcext:value-type="string">
            <text:p>Mejor Beta</text:p>
          </table:table-cell>
          <table:table-cell office:value-type="string" calcext:value-type="string">
            <text:p>Mejor CER</text:p>
          </table:table-cell>
          <table:table-cell office:value-type="string" calcext:value-type="string">
            <text:p>Mejor WER</text:p>
          </table:table-cell>
          <table:table-cell office:value-type="string" calcext:value-type="string">
            <text:p>WER medio</text:p>
          </table:table-cell>
          <table:table-cell office:value-type="string" calcext:value-type="string">
            <text:p>CER medio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19259791591807" calcext:value-type="float">
            <text:p>0,0819259791591807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625" calcext:value-type="float">
            <text:p>0,625</text:p>
          </table:table-cell>
          <table:table-cell office:value-type="float" office:value="0.713842975206612" calcext:value-type="float">
            <text:p>0,713842975206612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" calcext:value-type="float">
            <text:p>0,177</text:p>
          </table:table-cell>
          <table:table-cell office:value-type="float" office:value="0.1087" calcext:value-type="float">
            <text:p>0,1087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" calcext:value-type="float">
            <text:p>0,275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579" calcext:value-type="float">
            <text:p>0,579</text:p>
          </table:table-cell>
          <table:table-cell office:value-type="float" office:value="0.297" calcext:value-type="float">
            <text:p>0,297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,0666666666666667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181" calcext:value-type="float">
            <text:p>0,181</text:p>
          </table:table-cell>
          <table:table-cell office:value-type="float" office:value="0.0099" calcext:value-type="float">
            <text:p>0,0099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0.75" calcext:value-type="float">
            <text:p>0,75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4589" calcext:value-type="float">
            <text:p>0,4589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136363636363636" calcext:value-type="float">
            <text:p>0,136363636363636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3643" calcext:value-type="float">
            <text:p>0,3643</text:p>
          </table:table-cell>
          <table:table-cell office:value-type="float" office:value="0.1489" calcext:value-type="float">
            <text:p>0,1489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292" calcext:value-type="float">
            <text:p>0,292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79069767442" calcext:value-type="float">
            <text:p>0,116279069767442</text:p>
          </table:table-cell>
          <table:table-cell office:value-type="float" office:value="0.5" calcext:value-type="float">
            <text:p>0,5</text:p>
          </table:table-cell>
          <table:table-cell office:value-type="float" office:value="0.619" calcext:value-type="float">
            <text:p>0,619</text:p>
          </table:table-cell>
          <table:table-cell office:value-type="float" office:value="0.305" calcext:value-type="float">
            <text:p>0,305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683" calcext:value-type="float">
            <text:p>0,683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office:value-type="float" office:value="0.913" calcext:value-type="float">
            <text:p>0,913</text:p>
          </table:table-cell>
          <table:table-cell office:value-type="float" office:value="0.46515" calcext:value-type="float">
            <text:p>0,46515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86" calcext:value-type="float">
            <text:p>0,86</text:p>
          </table:table-cell>
          <table:table-cell office:value-type="float" office:value="0.46875" calcext:value-type="float">
            <text:p>0,46875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0227272727272727" calcext:value-type="float">
            <text:p>0,0227272727272727</text:p>
          </table:table-cell>
          <table:table-cell office:value-type="float" office:value="0.142857142857143" calcext:value-type="float">
            <text:p>0,142857142857143</text:p>
          </table:table-cell>
          <table:table-cell office:value-type="float" office:value="0.3298" calcext:value-type="float">
            <text:p>0,3298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75" calcext:value-type="float">
            <text:p>0,75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5326" calcext:value-type="float">
            <text:p>0,5326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9" calcext:value-type="float">
            <text:p>0,9</text:p>
          </table:table-cell>
          <table:table-cell office:value-type="float" office:value="0.186046511627907" calcext:value-type="float">
            <text:p>0,186046511627907</text:p>
          </table:table-cell>
          <table:table-cell office:value-type="float" office:value="0.4286" calcext:value-type="float">
            <text:p>0,4286</text:p>
          </table:table-cell>
          <table:table-cell office:value-type="float" office:value="0.5095" calcext:value-type="float">
            <text:p>0,5095</text:p>
          </table:table-cell>
          <table:table-cell office:value-type="float" office:value="0.3125" calcext:value-type="float">
            <text:p>0,3125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84" calcext:value-type="float">
            <text:p>0,84</text:p>
          </table:table-cell>
          <table:table-cell office:value-type="float" office:value="0.868" calcext:value-type="float">
            <text:p>0,868</text:p>
          </table:table-cell>
          <table:table-cell office:value-type="float" office:value="0.799" calcext:value-type="float">
            <text:p>0,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12:49:32.882000000</dc:date>
    <meta:editing-duration>PT3M42S</meta:editing-duration>
    <meta:editing-cycles>1</meta:editing-cycles>
    <meta:document-statistic meta:table-count="1" meta:cell-count="126" meta:object-count="3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80373" draw:fill-color="#78037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127622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16cm" svg:height="13.34cm" xlink:href=".." xlink:type="simple" chart:class="chart:bar" chart:style-name="ch1">
        <chart:title svg:x="8.198cm" svg:y="0.402cm" chart:style-name="ch2">
          <text:p>Mejores resultados para cada texto</text:p>
        </chart:title>
        <chart:subtitle svg:x="8.168cm" svg:y="1.473cm" chart:style-name="ch3">
          <text:p>DeepSpeech, Modelo Polyglot, Scorer Ken</text:p>
        </chart:subtitle>
        <chart:legend chart:legend-position="end" svg:x="20.552cm" svg:y="5.612cm" style:legend-expansion="high" chart:style-name="ch4"/>
        <chart:plot-area chart:style-name="ch5" table:cell-range-address="DeepSpeechIvanPolyglotKen.A1:DeepSpeechIvanPolyglotKen.E18" chart:data-source-has-labels="both" svg:x="0.474cm" svg:y="2.396cm" svg:width="19.604cm" svg:height="9.707cm">
          <chart:coordinate-region svg:x="1.837cm" svg:y="2.396cm" svg:width="18.241cm" svg:height="7.204cm"/>
          <chart:axis chart:dimension="x" chart:name="primary-x" chart:style-name="ch6" chartooo:axis-type="auto">
            <chartooo:date-scale/>
            <chart:title svg:x="9.023cm" svg:y="12.369cm" chart:style-name="ch7">
              <text:p>Nombre de Texto</text:p>
            </chart:title>
            <chart:categories table:cell-range-address="DeepSpeechIvanPolyglotKen.A2:DeepSpeechIvanPolyglotKen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PolyglotKen.B2:DeepSpeechIvanPolyglotKen.B18" chart:label-cell-address="DeepSpeechIvanPolyglotKen.B1:DeepSpeechIvanPolyglotKen.B1" chart:class="chart:bar">
            <chart:data-point chart:repeated="17"/>
          </chart:series>
          <chart:series chart:style-name="ch11" chart:values-cell-range-address="DeepSpeechIvanPolyglotKen.C2:DeepSpeechIvanPolyglotKen.C18" chart:label-cell-address="DeepSpeechIvanPolyglotKen.C1:DeepSpeechIvanPolyglotKen.C1" chart:class="chart:bar">
            <chart:data-point chart:repeated="17"/>
          </chart:series>
          <chart:series chart:style-name="ch12" chart:values-cell-range-address="DeepSpeechIvanPolyglotKen.D2:DeepSpeechIvanPolyglotKen.D18" chart:label-cell-address="DeepSpeechIvanPolyglotKen.D1:DeepSpeechIvanPolyglotKen.D1" chart:class="chart:line">
            <chart:data-point chart:repeated="17"/>
          </chart:series>
          <chart:series chart:style-name="ch13" chart:values-cell-range-address="DeepSpeechIvanPolyglotKen.E2:DeepSpeechIvanPolyglotKen.E18" chart:label-cell-address="DeepSpeechIvanPolyglotKen.E1:DeepSpeechIvanPolyglotKen.E1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Alfa</text:p>
                <draw:g>
                  <svg:desc>DeepSpeechIvanPolyglotKen.B1:DeepSpeechIvanPolyglotKen.B1</svg:desc>
                </draw:g>
              </table:table-cell>
              <table:table-cell office:value-type="string">
                <text:p>Mejor Beta</text:p>
                <draw:g>
                  <svg:desc>DeepSpeechIvanPolyglotKen.C1:DeepSpeechIvanPolyglotKen.C1</svg:desc>
                </draw:g>
              </table:table-cell>
              <table:table-cell office:value-type="string">
                <text:p>Mejor CER</text:p>
                <draw:g>
                  <svg:desc>DeepSpeechIvanPolyglotKen.D1:DeepSpeechIvanPolyglotKen.D1</svg:desc>
                </draw:g>
              </table:table-cell>
              <table:table-cell office:value-type="string">
                <text:p>Mejor WER</text:p>
                <draw:g>
                  <svg:desc>DeepSpeechIvanPolyglotKen.E1:DeepSpeechIvanPolyglotK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Ken.A2:DeepSpeechIvanPolyglotKen.A18</svg:desc>
                </draw:g>
              </table:table-cell>
              <table:table-cell office:value-type="float" office:value="1.9">
                <text:p>1.9</text:p>
                <draw:g>
                  <svg:desc>DeepSpeechIvanPolyglotKen.B2:DeepSpeechIvanPolyglotKen.B18</svg:desc>
                </draw:g>
              </table:table-cell>
              <table:table-cell office:value-type="float" office:value="0.9">
                <text:p>0.9</text:p>
                <draw:g>
                  <svg:desc>DeepSpeechIvanPolyglotKen.C2:DeepSpeechIvanPolyglotKen.C18</svg:desc>
                </draw:g>
              </table:table-cell>
              <table:table-cell office:value-type="float" office:value="0">
                <text:p>0</text:p>
                <draw:g>
                  <svg:desc>DeepSpeechIvanPolyglotKen.D2:DeepSpeechIvanPolyglotKen.D18</svg:desc>
                </draw:g>
              </table:table-cell>
              <table:table-cell office:value-type="float" office:value="0">
                <text:p>0</text:p>
                <draw:g>
                  <svg:desc>DeepSpeechIvanPolyglotKen.E2:DeepSpeechIvanPolyglotKen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0.9">
                <text:p>0.9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77cm" svg:height="11.698cm" xlink:href=".." xlink:type="simple" chart:class="chart:line" chart:style-name="ch1">
        <chart:title svg:x="5.314cm" svg:y="0.369cm" chart:style-name="ch2">
          <text:p>Estadísticas de CER por cada texto</text:p>
        </chart:title>
        <chart:subtitle svg:x="5.348cm" svg:y="1.407cm" chart:style-name="ch3">
          <text:p>DeepSpeech, Modelo Polyglot, Scorer Ken</text:p>
        </chart:subtitle>
        <chart:legend chart:legend-position="end" svg:x="14.934cm" svg:y="5.295cm" style:legend-expansion="high" chart:style-name="ch4"/>
        <chart:plot-area chart:style-name="ch5" table:cell-range-address="DeepSpeechIvanPolyglotKen.A1:DeepSpeechIvanPolyglotKen.A18 DeepSpeechIvanPolyglotKen.D1:DeepSpeechIvanPolyglotKen.D18 DeepSpeechIvanPolyglotKen.G1:DeepSpeechIvanPolyglotKen.G18" chart:data-source-has-labels="both" svg:x="0.361cm" svg:y="2.297cm" svg:width="14.212cm" svg:height="9.168cm">
          <chart:coordinate-region svg:x="1.61cm" svg:y="2.297cm" svg:width="12.161cm" svg:height="6.664cm"/>
          <chart:axis chart:dimension="x" chart:name="primary-x" chart:style-name="ch6" chartooo:axis-type="auto">
            <chartooo:date-scale/>
            <chart:categories table:cell-range-address="DeepSpeechIvanPolyglotKen.A2:DeepSpeechIvanPolyglotKen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epSpeechIvanPolyglotKen.D2:DeepSpeechIvanPolyglotKen.D18" chart:label-cell-address="DeepSpeechIvanPolyglotKen.D1:DeepSpeechIvanPolyglotKen.D1" chart:class="chart:line">
            <chart:data-point chart:repeated="17"/>
          </chart:series>
          <chart:series chart:style-name="ch9" chart:values-cell-range-address="DeepSpeechIvanPolyglotKen.G2:DeepSpeechIvanPolyglotKen.G18" chart:label-cell-address="DeepSpeechIvanPolyglotKen.G1:DeepSpeechIvanPolyglotKen.G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ER</text:p>
                <draw:g>
                  <svg:desc>DeepSpeechIvanPolyglotKen.D1:DeepSpeechIvanPolyglotKen.D1</svg:desc>
                </draw:g>
              </table:table-cell>
              <table:table-cell office:value-type="string">
                <text:p>CER medio</text:p>
                <draw:g>
                  <svg:desc>DeepSpeechIvanPolyglotKen.G1:DeepSpeechIvanPolyglotKe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Ken.A2:DeepSpeechIvanPolyglotKen.A18</svg:desc>
                </draw:g>
              </table:table-cell>
              <table:table-cell office:value-type="float" office:value="0">
                <text:p>0</text:p>
                <draw:g>
                  <svg:desc>DeepSpeechIvanPolyglotKen.D2:DeepSpeechIvanPolyglotKen.D18</svg:desc>
                </draw:g>
              </table:table-cell>
              <table:table-cell office:value-type="float" office:value="0.0819259791591807">
                <text:p>0.0819259791591807</text:p>
                <draw:g>
                  <svg:desc>DeepSpeechIvanPolyglotKen.G2:DeepSpeechIvanPolyglotKen.G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589">
                <text:p>0.458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489">
                <text:p>0.1489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46515">
                <text:p>0.4651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5326">
                <text:p>0.5326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99">
                <text:p>0.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63cm" svg:height="10.048cm" xlink:href=".." xlink:type="simple" chart:class="chart:line" chart:style-name="ch1">
        <chart:title svg:x="5.408cm" svg:y="0.336cm" chart:style-name="ch2">
          <text:p>Estadísticas de WER según frase</text:p>
        </chart:title>
        <chart:subtitle svg:x="5.241cm" svg:y="1.341cm" chart:style-name="ch3">
          <text:p>DeepSpeech, Modelo Polyglot, Scorer Ken</text:p>
        </chart:subtitle>
        <chart:legend chart:legend-position="end" svg:x="14.635cm" svg:y="4.47cm" style:legend-expansion="high" chart:style-name="ch4"/>
        <chart:plot-area chart:style-name="ch5" table:cell-range-address="DeepSpeechIvanPolyglotKen.A1:DeepSpeechIvanPolyglotKen.A18 DeepSpeechIvanPolyglotKen.E1:DeepSpeechIvanPolyglotKen.F18" chart:data-source-has-labels="both" svg:x="0.357cm" svg:y="2.198cm" svg:width="13.921cm" svg:height="7.65cm">
          <chart:coordinate-region svg:x="1.606cm" svg:y="2.198cm" svg:width="11.87cm" svg:height="5.147cm"/>
          <chart:axis chart:dimension="x" chart:name="primary-x" chart:style-name="ch6" chartooo:axis-type="auto">
            <chartooo:date-scale/>
            <chart:categories table:cell-range-address="DeepSpeechIvanPolyglotKen.A2:DeepSpeechIvanPolyglotKen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epSpeechIvanPolyglotKen.E2:DeepSpeechIvanPolyglotKen.E18" chart:label-cell-address="DeepSpeechIvanPolyglotKen.E1:DeepSpeechIvanPolyglotKen.E1" chart:class="chart:line">
            <chart:data-point chart:repeated="17"/>
          </chart:series>
          <chart:series chart:style-name="ch9" chart:values-cell-range-address="DeepSpeechIvanPolyglotKen.F2:DeepSpeechIvanPolyglotKen.F18" chart:label-cell-address="DeepSpeechIvanPolyglotKen.F1:DeepSpeechIvanPolyglotKen.F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WER</text:p>
                <draw:g>
                  <svg:desc>DeepSpeechIvanPolyglotKen.E1:DeepSpeechIvanPolyglotKen.E1</svg:desc>
                </draw:g>
              </table:table-cell>
              <table:table-cell office:value-type="string">
                <text:p>WER medio</text:p>
                <draw:g>
                  <svg:desc>DeepSpeechIvanPolyglotKen.F1:DeepSpeechIvanPolyglotKe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Ken.A2:DeepSpeechIvanPolyglotKen.A18</svg:desc>
                </draw:g>
              </table:table-cell>
              <table:table-cell office:value-type="float" office:value="0">
                <text:p>0</text:p>
                <draw:g>
                  <svg:desc>DeepSpeechIvanPolyglotKen.E2:DeepSpeechIvanPolyglotKen.E18</svg:desc>
                </draw:g>
              </table:table-cell>
              <table:table-cell office:value-type="float" office:value="0.107">
                <text:p>0.107</text:p>
                <draw:g>
                  <svg:desc>DeepSpeechIvanPolyglotKen.F2:DeepSpeechIvanPolyglotKen.F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625">
                <text:p>0.625</text:p>
              </table:table-cell>
              <table:table-cell office:value-type="float" office:value="0.713842975206612">
                <text:p>0.713842975206612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9">
                <text:p>0.1429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75">
                <text:p>0.75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643">
                <text:p>0.3643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3298">
                <text:p>0.3298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6">
                <text:p>0.4286</text:p>
              </table:table-cell>
              <table:table-cell office:value-type="float" office:value="0.5095">
                <text:p>0.509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4">
                <text:p>0.84</text:p>
              </table:table-cell>
              <table:table-cell office:value-type="float" office:value="0.868">
                <text:p>0.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